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5E0000005E27F74E778CAE8FF0.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officeooo:paragraph-rsid="0007e467"/>
    </style:style>
    <style:style style:name="P3" style:family="paragraph" style:parent-style-name="Standard">
      <style:text-properties style:text-underline-style="none" officeooo:rsid="0009309d" officeooo:paragraph-rsid="0009309d"/>
    </style:style>
    <style:style style:name="P4" style:family="paragraph" style:parent-style-name="Standard">
      <style:text-properties fo:color="#009598" style:text-underline-style="none"/>
    </style:style>
    <style:style style:name="P5" style:family="paragraph" style:parent-style-name="Standard">
      <style:text-properties fo:color="#009598" style:text-underline-style="none" officeooo:rsid="0009309d" officeooo:paragraph-rsid="0009309d"/>
    </style:style>
    <style:style style:name="P6" style:family="paragraph" style:parent-style-name="Standard">
      <style:text-properties fo:color="#009598" fo:font-size="20pt" style:text-underline-style="none" officeooo:rsid="0009cd3b" officeooo:paragraph-rsid="0009cd3b" style:font-size-asian="20pt" style:font-size-complex="20pt"/>
    </style:style>
    <style:style style:name="P7" style:family="paragraph" style:parent-style-name="Standard">
      <style:text-properties fo:color="#009598" fo:font-size="18pt" style:text-underline-style="none" officeooo:rsid="0009cd3b" officeooo:paragraph-rsid="0009cd3b" style:font-size-asian="18pt" style:font-size-complex="18pt"/>
    </style:style>
    <style:style style:name="P8" style:family="paragraph" style:parent-style-name="Standard">
      <style:text-properties fo:font-variant="normal" fo:text-transform="none" fo:color="#0d0d0d" style:font-name="S hne" fo:font-size="12pt" fo:letter-spacing="normal" fo:font-style="normal" style:text-underline-style="none" fo:font-weight="normal" officeooo:paragraph-rsid="0007e467"/>
    </style:style>
    <style:style style:name="P9" style:family="paragraph" style:parent-style-name="Standard">
      <style:text-properties fo:color="#000000" fo:font-size="15pt" style:text-underline-style="none" officeooo:rsid="0009cd3b" officeooo:paragraph-rsid="0009cd3b" style:font-size-asian="15pt" style:font-size-complex="15pt"/>
    </style:style>
    <style:style style:name="P10" style:family="paragraph" style:parent-style-name="Standard">
      <style:text-properties fo:color="#000000" fo:font-size="18pt" style:text-underline-style="none" officeooo:rsid="0009cd3b" officeooo:paragraph-rsid="0009cd3b" style:font-size-asian="18pt" style:font-size-complex="18pt"/>
    </style:style>
    <style:style style:name="T1" style:family="text">
      <style:text-properties fo:font-size="18pt" style:font-size-asian="18pt" style:font-size-complex="18pt"/>
    </style:style>
    <style:style style:name="T2" style:family="text">
      <style:text-properties fo:font-size="28pt" officeooo:rsid="0007e467" style:font-size-asian="28pt" style:font-size-complex="28pt"/>
    </style:style>
    <style:style style:name="T3" style:family="text">
      <style:text-properties fo:color="#000000"/>
    </style:style>
    <style:style style:name="T4" style:family="text">
      <style:text-properties fo:color="#000000" fo:font-size="28pt" officeooo:rsid="0007e467" style:font-size-asian="28pt" style:font-size-complex="28pt"/>
    </style:style>
    <style:style style:name="T5" style:family="text">
      <style:text-properties fo:color="#000000" fo:font-size="28pt" officeooo:rsid="0009cd3b" style:font-size-asian="28pt" style:font-size-complex="28pt"/>
    </style:style>
    <style:style style:name="T6" style:family="text">
      <style:text-properties fo:color="#000000" fo:font-size="20pt" style:font-size-asian="17.5pt" style:font-size-complex="20pt"/>
    </style:style>
    <style:style style:name="T7" style:family="text">
      <style:text-properties fo:color="#000000" fo:font-size="18pt" style:font-size-asian="18pt" style:font-size-complex="18pt"/>
    </style:style>
    <style:style style:name="T8" style:family="text">
      <style:text-properties fo:color="#000000" fo:font-size="18pt" officeooo:rsid="000ec47c" style:font-size-asian="18pt" style:font-size-complex="18pt"/>
    </style:style>
    <style:style style:name="T9" style:family="text">
      <style:text-properties fo:color="#000000" fo:font-size="15pt" style:font-size-asian="15pt" style:font-size-complex="15pt"/>
    </style:style>
    <style:style style:name="T10" style:family="text">
      <style:text-properties fo:font-size="20pt" style:font-size-asian="17.5pt" style:font-size-complex="20pt"/>
    </style:style>
    <style:style style:name="T11" style:family="text">
      <style:text-properties fo:font-size="20pt" officeooo:rsid="0007e467" style:font-size-asian="17.5pt" style:font-size-complex="20pt"/>
    </style:style>
    <style:style style:name="T12" style:family="text">
      <style:text-properties fo:color="#ef413d" fo:font-size="28pt" officeooo:rsid="0007e467" style:font-size-asian="28pt" style:font-size-complex="28pt"/>
    </style:style>
    <style:style style:name="T13" style:family="text">
      <style:text-properties fo:font-size="15pt" officeooo:rsid="0007e467" style:font-size-asian="15pt" style:font-size-complex="15pt"/>
    </style:style>
    <style:style style:name="T14" style:family="text">
      <style:text-properties fo:font-size="15pt" officeooo:rsid="0009309d" style:font-size-asian="15pt" style:font-size-complex="15pt"/>
    </style:style>
    <style:style style:name="T15" style:family="text">
      <style:text-properties fo:font-size="15pt" officeooo:rsid="000d005d" style:font-size-asian="15pt" style:font-size-complex="15pt"/>
    </style:style>
    <style:style style:name="T16" style:family="text">
      <style:text-properties officeooo:rsid="000d00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0"/><text:span text:style-name="T3"><text:s text:c="2"/></text:span><text:span text:style-name="T4">DIABETES PRED</text:span><text:span text:style-name="T5">IC</text:span><text:span text:style-name="T4">TION SYSTEM</text:span></text:p>
      <text:p text:style-name="P2"><text:span text:style-name="T4"><text:s text:c="22"/></text:span></text:p>
      <text:p text:style-name="P2"><text:span text:style-name="T4"><text:s text:c="22"/></text:span><text:span text:style-name="T12">Abstract</text:span></text:p>
      <text:p text:style-name="P4"><text:span text:style-name="T2"><text:s/></text:span><text:span text:style-name="T11">Introduction:</text:span></text:p>
      <text:p text:style-name="P8"><text:span text:style-name="T13"><text:s text:c="15"/>Diabetes </text:span><text:span text:style-name="T14">mellitus </text:span><text:span text:style-name="T13">, a chronic metabolic disorder characterized <text:s text:c="2"/>by elevated blood sugar levels.</text:span><text:span text:style-name="T14">H</text:span><text:span text:style-name="T13">ealth challenge </text:span><text:span text:style-name="T14">disease</text:span><text:span text:style-name="T13"> world wide. </text:span><text:span text:style-name="T14">This is increasing every day du</text:span><text:span text:style-name="T15">e </text:span><text:span text:style-name="T14">to changing lifestyles,unhealthy food habits and over weight problems. </text:span></text:p>
      <text:p text:style-name="P5"><text:span text:style-name="T11"/></text:p>
      <text:p text:style-name="P5"><text:span text:style-name="T11">O</text:span><text:span text:style-name="T10">bjective: </text:span></text:p>
      <text:p text:style-name="P3"><text:span text:style-name="T6"><text:s text:c="8"/></text:span><text:span text:style-name="T9"><text:s text:c="2"/></text:span><text:span text:style-name="T7"><text:s/>The primary <text:s/>objective of this project is to develop and evaluate machine learning <text:s/></text:span><text:span text:style-name="T8">based system </text:span><text:span text:style-name="T7"><text:s/>capable of accurately and efficiantly identifying the diabetes predictions based on data.</text:span></text:p>
      <text:p text:style-name="P6"/>
      <text:p text:style-name="P6">Methodologies:</text:p>
      <text:p text:style-name="P10">The purpose of this project is to develop a system to predict the probability of having diabetes, if the probability is more than 50% we can take <text:span text:style-name="T16">t</text:span>reatment before It becomes critical.Diabetes can be controlled if we predict it earlier,in this project we predict the probability of having the diabetes based on the value of the glucose,pregnancies,Blood Pressure(BP),Skin Thickness,Insulin, BMI,Diabetes pedigree function and age by applying various Machine learning Algorithms like Support Vector Machine Logistic Regression etc.</text:p>
      <text:p text:style-name="P7"/>
      <text:p text:style-name="P6">Conclusion:</text:p>
      <text:p text:style-name="P10">The Experimental result shows that prediction of diabetes done at high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05E0000005E27F74E778CAE8FF0.gif"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bitmap" draw:fill-image-name="Bitmap_20_1" style:repeat="repeat" draw:fill-image-ref-point="top-left" style:footnote-max-height="0cm">
        <style:background-image xlink:href="Pictures/100000000000005E0000005E27F74E778CAE8FF0.gif" xlink:type="simple" xlink:actuate="onLoad"/>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4-23T15:00:15.673550283</meta:creation-date>
    <dc:date>2024-04-23T15:37:37.238345030</dc:date>
    <meta:editing-duration>PT4M37S</meta:editing-duration>
    <meta:editing-cycles>3</meta:editing-cycles>
    <meta:generator>LibreOffice/6.0.7.3$Linux_X86_64 LibreOffice_project/00m0$Build-3</meta:generator>
    <meta:document-statistic meta:table-count="0" meta:image-count="0" meta:object-count="0" meta:page-count="1" meta:paragraph-count="11" meta:word-count="156" meta:character-count="1199" meta:non-whitespace-character-count="963"/>
  </office:meta>
</office:document-meta>
</file>